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ot" svg:font-family="quo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0.786cm" style:rel-column-width="6115*"/>
    </style:style>
    <style:style style:name="Tabela1.B" style:family="table-column">
      <style:table-column-properties style:column-width="6.214cm" style:rel-column-width="352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1.797cm" style:rel-column-width="6688*"/>
    </style:style>
    <style:style style:name="Tabela3.B" style:family="table-column">
      <style:table-column-properties style:column-width="2.709cm" style:rel-column-width="1536*"/>
    </style:style>
    <style:style style:name="Tabela3.C" style:family="table-column">
      <style:table-column-properties style:column-width="2.494cm" style:rel-column-width="141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9288" officeooo:paragraph-rsid="000a9288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bold" officeooo:rsid="000a9288" officeooo:paragraph-rsid="000a9288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bold" officeooo:rsid="000a9288" officeooo:paragraph-rsid="000a9288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a9288" officeooo:paragraph-rsid="000a928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0a9288" officeooo:paragraph-rsid="000a9288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e899e" officeooo:paragraph-rsid="000a928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0a9288" officeooo:paragraph-rsid="000a9288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0a9288" officeooo:paragraph-rsid="000a9288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a9288" officeooo:paragraph-rsid="000a9288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e899e" officeooo:paragraph-rsid="000e899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0a9288" officeooo:paragraph-rsid="000a928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0e899e" officeooo:paragraph-rsid="000e899e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5588" style:font-weight-asian="normal" style:font-weight-complex="normal"/>
    </style:style>
    <style:style style:name="T3" style:family="text">
      <style:text-properties fo:font-weight="normal" officeooo:rsid="000cd12a" style:font-weight-asian="normal" style:font-weight-complex="normal"/>
    </style:style>
    <style:style style:name="T4" style:family="text">
      <style:text-properties fo:font-weight="normal" officeooo:rsid="000e899e" style:font-weight-asian="normal" style:font-weight-complex="normal"/>
    </style:style>
    <style:style style:name="T5" style:family="text">
      <style:text-properties fo:font-size="12pt" fo:font-weight="normal" officeooo:rsid="000c5588" style:font-size-asian="10.5pt" style:font-weight-asian="normal" style:font-size-complex="12pt" style:font-weight-complex="normal"/>
    </style:style>
    <style:style style:name="T6" style:family="text">
      <style:text-properties officeooo:rsid="000e89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Sistema de repositório de receitas</text:p>
          </table:table-cell>
          <table:table-cell table:style-name="Tabela1.B1" office:value-type="string">
            <text:p text:style-name="P7">07/03/2018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Documentação inicial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1">Responsável</text:p>
          </table:table-cell>
          <table:table-cell table:style-name="Tabela3.A1" office:value-type="string">
            <text:p text:style-name="P12">Data</text:p>
          </table:table-cell>
          <table:table-cell table:style-name="Tabela3.C1" office:value-type="string">
            <text:p text:style-name="P12">Obs.</text:p>
          </table:table-cell>
        </table:table-row>
        <table:table-row>
          <table:table-cell table:style-name="Tabela3.A2" office:value-type="string">
            <text:p text:style-name="P9">Douglas Gonçalves da Silva</text:p>
          </table:table-cell>
          <table:table-cell table:style-name="Tabela3.A2" office:value-type="string">
            <text:p text:style-name="P10">07/03/2018</text:p>
          </table:table-cell>
          <table:table-cell table:style-name="Tabela3.C2" office:value-type="string">
            <text:p text:style-name="P9">Criação</text:p>
          </table:table-cell>
        </table:table-row>
        <table:table-row>
          <table:table-cell table:style-name="Tabela3.A2" office:value-type="string">
            <text:p text:style-name="P9">Ewerton Lourenço dos Santos</text:p>
          </table:table-cell>
          <table:table-cell table:style-name="Tabela3.A2" office:value-type="string">
            <text:p text:style-name="P10">07/03/2018</text:p>
          </table:table-cell>
          <table:table-cell table:style-name="Tabela3.C2" office:value-type="string">
            <text:p text:style-name="P9">Revisão</text:p>
          </table:table-cell>
        </table:table-row>
      </table:table>
      <text:p text:style-name="P1"/>
      <text:p text:style-name="P1"/>
      <text:p text:style-name="P2">Escopo</text:p>
      <text:p text:style-name="P2"/>
      <text:p text:style-name="P2"><text:tab/><text:span text:style-name="T5">O objetivo deste sistema é dar a possibilidade do usuário de compartilhar suas receitas com imagens e vídeos.</text:span></text:p>
      <text:p text:style-name="P2"/>
      <text:p text:style-name="P2">Funcionalidades</text:p>
      <text:p text:style-name="P2"/>
      <text:list xml:id="list2321066852" text:style-name="L1">
        <text:list-item>
          <text:p text:style-name="P4">Login</text:p>
        </text:list-item>
        <text:list-item>
          <text:p text:style-name="P4">Avaliação das receitas postadas</text:p>
        </text:list-item>
        <text:list-item>
          <text:p text:style-name="P4">Filtro de categoria das comidas</text:p>
        </text:list-item>
        <text:list-item>
          <text:p text:style-name="P4">Upload de <text:span text:style-name="T6">vídeo</text:span> e imagens</text:p>
        </text:list-item>
        <text:list-item>
          <text:p text:style-name="P4"><text:span text:style-name="T6">Níveis</text:span> de acesso</text:p>
        </text:list-item>
        <text:list-item>
          <text:p text:style-name="P6">Comentários</text:p>
        </text:list-item>
        <text:list-item>
          <text:p text:style-name="P4">Pagina inicial com as postagens mais recentes</text:p>
        </text:list-item>
        <text:list-item>
          <text:p text:style-name="P4">Feed com as mais populares</text:p>
        </text:list-item>
      </text:list>
      <text:p text:style-name="P5"/>
      <text:p text:style-name="P3">Orçamento</text:p>
      <text:p text:style-name="P3"/>
      <text:p text:style-name="P3"><text:tab/><text:span text:style-name="T2">Open </text:span><text:span text:style-name="T3">S</text:span><text:span text:style-name="T2">ource, </text:span><text:span text:style-name="T3">sem fins lucrativos e a sustentação será a base de anúncios promocionais e doações através de </text:span><text:span text:style-name="T4">P</text:span><text:span text:style-name="T3">ay </text:span><text:span text:style-name="T4">P</text:span><text:span text:style-name="T3">al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quot" svg:font-family="quo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9:57:16.600000000</meta:creation-date>
    <dc:date>2018-03-07T21:11:24.442000000</dc:date>
    <meta:editing-duration>PT3M2S</meta:editing-duration>
    <meta:editing-cycles>1</meta:editing-cycles>
    <meta:document-statistic meta:table-count="3" meta:image-count="0" meta:object-count="0" meta:page-count="1" meta:paragraph-count="25" meta:word-count="103" meta:character-count="624" meta:non-whitespace-character-count="552"/>
    <meta:generator>LibreOffice/5.4.3.2$Windows_X86_64 LibreOffice_project/92a7159f7e4af62137622921e809f8546db437e5</meta:generator>
  </office:meta>
</office:document-meta>
</file>